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file-entry manifest:media-type="image/png" manifest:full-path="Pictures/Picture1"/>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c3" style:family="text">
      <style:text-properties fo:font-family="Sans" fo:font-size="9pt" style:text-underline-type="none" style:text-line-through-type="none" style:text-underline-style="none"/>
    </style:style>
    <style:style style:name="p4" style:family="paragraph">
      <style:paragraph-properties fo:text-align="center" fo:margin-top="9pt" fo:margin-bottom="9pt" fo:margin-left="0pt" fo:text-indent="0pt"/>
    </style:style>
    <style:style style:name="c5" style:family="text">
      <style:text-properties fo:font-weight="bold" fo:font-family="Sans" fo:font-size="20pt" style:text-underline-type="none" style:text-line-through-type="none" style:text-underline-style="none"/>
    </style:style>
    <style:style style:name="p6" style:family="paragraph">
      <style:paragraph-properties fo:text-align="justify" fo:margin-top="9pt" fo:margin-bottom="9pt" fo:margin-left="0pt" fo:text-indent="0pt"/>
    </style:style>
    <style:style style:name="c7" style:family="text">
      <style:text-properties fo:font-family="Sans" fo:font-size="11pt" style:text-underline-type="none" style:text-line-through-type="none" style:text-underline-style="none"/>
    </style:style>
    <style:style style:name="c8" style:family="text">
      <style:text-properties fo:font-style="italic" fo:font-family="Sans" fo:font-size="11pt" style:text-underline-type="none" style:text-line-through-type="none" style:text-underline-style="none"/>
    </style:style>
    <style:style style:name="p9" style:family="paragraph">
      <style:paragraph-properties fo:margin-top="12pt" fo:margin-bottom="9pt" fo:margin-left="0pt" fo:text-indent="0pt"/>
    </style:style>
    <style:style style:name="p143" style:family="paragraph">
      <style:paragraph-properties fo:text-align="left" fo:margin-top="9pt" fo:margin-bottom="9pt" fo:margin-left="0pt" fo:text-indent="0pt"/>
    </style:style>
    <style:style style:name="c10" style:family="text">
      <style:text-properties fo:font-weight="bold" fo:font-family="Sans" fo:font-size="18pt" style:text-underline-type="none" style:text-line-through-type="none" style:text-underline-style="none"/>
    </style:style>
    <style:style style:name="c144" style:family="text">
      <style:text-properties fo:font-style="italic" fo:font-family="Sans" fo:font-size="11pt" style:text-underline-type="single" style:text-line-through-type="none" style:text-underline-style="solid"/>
    </style:style>
    <style:style style:name="c11" style:family="text">
      <style:text-properties fo:font-weight="bold" fo:font-family="Sans" fo:font-size="16pt" style:text-underline-type="none" style:text-line-through-type="none" style:text-underline-style="none"/>
    </style:style>
    <style:style style:name="c145" style:family="text">
      <style:text-properties fo:font-family="Sans" fo:font-size="11pt" style:text-underline-type="single" style:text-line-through-type="none" style:text-underline-style="solid"/>
    </style:style>
    <style:style style:name="c12" style:family="text">
      <style:text-properties fo:font-weight="bold" fo:font-family="Sans" fo:font-size="11pt" style:text-underline-type="none" style:text-line-through-type="none" style:text-underline-style="none"/>
    </style:style>
    <style:style style:name="c146" style:family="text">
      <style:text-properties fo:font-family="Sans" fo:font-size="9pt" style:text-underline-type="single" style:text-line-through-type="none" style:text-underline-style="solid"/>
    </style:style>
    <style:style style:name="c13" style:family="text">
      <style:text-properties fo:font-family="Sans" fo:font-size="11pt" style:text-underline-type="single" style:text-line-through-type="none" style:text-underline-style="solid"/>
    </style:style>
    <style:style style:name="c14" style:family="text">
      <style:text-properties fo:font-weight="bold" fo:font-family="Sans" fo:font-size="11pt" style:text-underline-type="none" style:text-line-through-type="none" style:text-underline-style="none" fo:color="#00007f"/>
    </style:style>
    <style:style style:name="c15" style:family="text">
      <style:text-properties fo:font-weight="bold" fo:font-family="Sans" fo:font-size="11pt" style:text-underline-type="none" style:text-line-through-type="none" style:text-underline-style="none" fo:color="#aa0000"/>
    </style:style>
    <style:style style:name="c16" style:family="text">
      <style:text-properties fo:font-weight="bold" fo:font-family="Times" fo:font-size="11pt" style:text-underline-type="none" style:text-line-through-type="none" style:text-underline-style="none"/>
    </style:style>
    <style:style style:name="c17" style:family="text">
      <style:text-properties fo:font-weight="bold" fo:font-family="Courier" fo:font-size="11pt" style:text-underline-type="none" style:text-line-through-type="none" style:text-underline-style="none"/>
    </style:style>
    <style:style style:name="p19" style:family="paragraph">
      <style:paragraph-properties fo:margin-bottom="9pt" fo:margin-left="0pt" fo:text-indent="0pt"/>
    </style:style>
    <text:list-style style:name="L20">
      <text:list-level-style-bullet text:bullet-char="●" text:level="1">
        <style:list-level-properties fo:text-align="start" text:space-before="8mm"/>
      </text:list-level-style-bullet>
    </text:list-style>
    <style:style style:name="p22" style:family="paragraph">
      <style:paragraph-properties fo:margin-top="9pt" fo:margin-bottom="9pt" fo:margin-left="0pt" fo:text-indent="0pt"/>
    </style:style>
    <text:list-style style:name="L23">
      <text:list-level-style-bullet text:bullet-char="○" text:level="2">
        <style:list-level-properties fo:text-align="start" text:space-before="16mm"/>
      </text:list-level-style-bullet>
    </text:list-style>
    <style:style style:name="p25" style:family="paragraph">
      <style:paragraph-properties fo:margin-top="9pt" fo:margin-bottom="9pt" fo:margin-left="0pt" fo:text-indent="0pt"/>
    </style:style>
    <text:list-style style:name="L26">
      <text:list-level-style-bullet text:bullet-char="□" text:level="3">
        <style:list-level-properties fo:text-align="start" text:space-before="24mm"/>
      </text:list-level-style-bullet>
    </text:list-style>
    <style:style style:name="p28" style:family="paragraph">
      <style:paragraph-properties fo:margin-top="9pt" fo:margin-bottom="9pt" fo:margin-left="0pt" fo:text-indent="0pt"/>
    </style:style>
    <style:style style:name="p29" style:family="paragraph">
      <style:paragraph-properties fo:margin-top="9pt" fo:margin-bottom="9pt" fo:margin-left="0pt" fo:text-indent="0pt"/>
    </style:style>
    <style:style style:name="p30" style:family="paragraph">
      <style:paragraph-properties fo:margin-left="0pt" fo:text-indent="0pt"/>
    </style:style>
    <text:list-style style:name="L31">
      <text:list-level-style-number style:num-format="1" style:num-suffix="." text:level="1">
        <style:list-level-properties fo:text-align="start" text:space-before="8mm"/>
      </text:list-level-style-number>
    </text:list-style>
    <style:style style:name="p33" style:family="paragraph">
      <style:paragraph-properties fo:margin-top="9pt" fo:margin-left="0pt" fo:text-indent="0pt"/>
    </style:style>
    <style:style style:name="p34" style:family="paragraph">
      <style:paragraph-properties fo:margin-bottom="9pt" fo:margin-left="0pt" fo:text-indent="0pt"/>
    </style:style>
    <text:list-style style:name="L35">
      <text:list-level-style-number style:num-format="a" style:num-suffix="." text:level="2">
        <style:list-level-properties fo:text-align="start" text:space-before="16mm"/>
      </text:list-level-style-number>
    </text:list-style>
    <style:style style:name="p36" style:family="paragraph">
      <style:paragraph-properties fo:margin-left="0pt" fo:text-indent="0pt"/>
    </style:style>
    <style:style style:name="p37" style:family="paragraph">
      <style:paragraph-properties fo:margin-top="9pt" fo:margin-left="0pt" fo:text-indent="0pt"/>
    </style:style>
    <text:list-style style:name="L38">
      <text:list-level-style-number style:num-format="A" style:num-suffix="." text:level="3">
        <style:list-level-properties fo:text-align="start" text:space-before="24mm"/>
      </text:list-level-style-number>
    </text:list-style>
    <style:style style:name="p39" style:family="paragraph">
      <style:paragraph-properties fo:margin-left="0pt" fo:text-indent="0pt"/>
    </style:style>
    <style:style style:name="p40" style:family="paragraph">
      <style:paragraph-properties fo:margin-bottom="9pt" fo:margin-left="0pt" fo:text-indent="0pt"/>
    </style:style>
    <style:style style:name="s41" style:family="section">
      <style:section-properties/>
    </style:style>
    <style:style style:name="c42" style:family="text">
      <style:text-properties fo:font-family="Sans" fo:font-size="11pt" style:text-underline-type="none" style:text-line-through-type="none" style:text-underline-style="none"/>
    </style:style>
    <style:style style:name="s44" style:family="section">
      <style:section-properties/>
    </style:style>
    <style:style style:name="T45" style:family="table">
      <style:table-properties/>
    </style:style>
    <style:style style:name="p50" style:family="paragraph">
      <style:paragraph-properties fo:text-align="start"/>
    </style:style>
    <style:style style:name="T52" style:family="table">
      <style:table-properties/>
    </style:style>
    <style:style style:name="p53" style:family="paragraph">
      <style:paragraph-properties fo:text-align="start" fo:margin-left="0pt" fo:text-indent="0pt"/>
    </style:style>
    <style:style style:name="c54" style:family="text">
      <style:text-properties fo:font-weight="bold" fo:font-family="Sans" fo:font-size="9pt" style:text-underline-type="none" style:text-line-through-type="none" style:text-underline-style="none"/>
    </style:style>
    <style:style style:name="T58" style:family="table">
      <style:table-properties/>
    </style:style>
    <style:style style:name="p59" style:family="paragraph">
      <style:paragraph-properties fo:text-align="center" fo:margin-left="0pt" fo:text-indent="0pt"/>
    </style:style>
    <style:style style:name="c60" style:family="text">
      <style:text-properties fo:font-style="italic" fo:font-family="Sans" fo:font-size="9pt" style:text-underline-type="none" style:text-line-through-type="none" style:text-underline-style="none"/>
    </style:style>
    <style:style style:name="T64" style:family="table">
      <style:table-properties/>
    </style:style>
    <style:style style:name="T65" style:family="table">
      <style:table-properties/>
    </style:style>
  </office:automatic-styles>
  <office:body>
    <office:text>
      <text:p text:style-name="p4"><text:span text:style-name="c5">QTextEdit</text:span></text:p>
      <text:p text:style-name="p6"><text:span text:style-name="c7">The QTextEdit widget is an advanced editor that supports formatted rich text. It can be used to display HTML and other rich document formats. Internally, QTextEdit uses the QTextDocument class to describe both the high-level structure of each document and the low-level formatting of paragraphs.</text:span></text:p>
      <text:p text:style-name="p6"><text:span text:style-name="c7">If you are viewing this document in the </text:span><text:span text:style-name="c8">textedit</text:span><text:span text:style-name="c7"> demo, you can edit this document to explore Qt's rich text editing features. We have included some comments in each of the following sections to encourage you to experiment. <text:s/></text:span></text:p>
      <text:p text:style-name="p9"><text:span text:style-name="c11">Font and Paragraph Styles</text:span></text:p>
      <text:p text:style-name="p6"><text:span text:style-name="c7">QTextEdit supports </text:span><text:span text:style-name="c12">bold</text:span><text:span text:style-name="c7">, </text:span><text:span text:style-name="c8">italic</text:span><text:span text:style-name="c7">, and </text:span><text:span text:style-name="c13">underlined</text:span><text:span text:style-name="c7"> font styles, and can display </text:span><text:span text:style-name="c14">multicolored</text:span><text:span text:style-name="c7"> </text:span><text:span text:style-name="c15">text</text:span><text:span text:style-name="c7">. Font families such as </text:span><text:span text:style-name="c16">Times New Roman</text:span><text:span text:style-name="c7"> and </text:span><text:span text:style-name="c17">Courier</text:span><text:span text:style-name="c7"> can also be used directly. </text:span><text:span text:style-name="c8">If you place the cursor in a region of styled text, the controls in the tool bars will change to reflect the current style.</text:span></text:p>
      <text:p text:style-name="p6"><text:span text:style-name="c7">Paragraphs can be formatted so that the text is left-aligned, right-aligned, centered, or fully justified.</text:span></text:p>
      <text:p text:style-name="p143"><text:span text:style-name="c144">Try changing the alignment of some text and resize the editor to see how the text layout changes.</text:span><text:span text:style-name="c145"> </text:span></text:p>
      <text:p text:style-name="p143"><text:span text:style-name="c11">Lists</text:span></text:p>
      <text:p text:style-name="p6"><text:span text:style-name="c7">Different kinds of lists can be included in rich text documents. Standard bullet lists can be nested, using different symbols for each level of the list: </text:span></text:p>
      <text:list text:style-name="L20">
        <text:list-item>
          <text:p text:style-name="p22"><text:span text:style-name="c7">Disc symbols are typically used for top-level list items. </text:span></text:p>
        </text:list-item>
        <text:list-item>
          <text:list text:style-name="L23">
            <text:list-item>
              <text:p text:style-name="p25"><text:span text:style-name="c7">Circle symbols can be used to distinguish between items in lower-level lists.</text:span></text:p>
            </text:list-item>
            <text:list-item>
              <text:list text:style-name="L26">
                <text:list-item>
                  <text:p text:style-name="p28"><text:span text:style-name="c7">Square symbols provide a reasonable alternative to discs and circles. </text:span></text:p>
                </text:list-item>
              </text:list>
            </text:list-item>
          </text:list>
        </text:list-item>
      </text:list>
      <text:p text:style-name="p29"><text:span text:style-name="c7">Ordered lists can be created that can be used for tables of contents. Different characters can be used to enumerate items, and we can use both Roman and Arabic numerals in the same list structure: </text:span></text:p>
      <text:list text:style-name="L31">
        <text:list-item>
          <text:p text:style-name="p33"><text:span text:style-name="c7">Introduction</text:span></text:p>
        </text:list-item>
        <text:list-item>
          <text:p text:style-name="p34"><text:span text:style-name="c7">Qt Tools </text:span></text:p>
        </text:list-item>
        <text:list-item>
          <text:list text:style-name="L35">
            <text:list-item>
              <text:p text:style-name="p37"><text:span text:style-name="c7">Qt Assistant</text:span></text:p>
            </text:list-item>
            <text:list-item>
              <text:p text:style-name="p36"><text:span text:style-name="c7">Qt Designer</text:span></text:p>
            </text:list-item>
            <text:list-item>
              <text:list text:style-name="L38">
                <text:list-item>
                  <text:p text:style-name="p39"><text:span text:style-name="c7">Form Editor</text:span></text:p>
                </text:list-item>
                <text:list-item>
                  <text:p text:style-name="p39"><text:span text:style-name="c7">Component Architecture</text:span></text:p>
                </text:list-item>
              </text:list>
            </text:list-item>
            <text:list-item>
              <text:p text:style-name="p40"><text:span text:style-name="c7">Qt Linguist</text:span></text:p>
            </text:list-item>
          </text:list>
        </text:list-item>
      </text:list>
      <text:p text:style-name="p30"/>
      <text:p text:style-name="p30"><text:span text:style-name="c7">The list will automatically be renumbered if you add or remove items. </text:span><text:span text:style-name="c8">Try adding new sections to the above list or removing existing item to see the numbers change.</text:span><text:span text:style-name="c7"> </text:span></text:p>
      <text:p text:style-name="p30"/>
      <text:p text:style-name="p19"><text:span text:style-name="c11">Images</text:span></text:p>
      <text:p text:style-name="p19"><text:span text:style-name="c7">Inline images are treated like ordinary ranges of characters in the text editor, so they flow with the surrounding text. Images can also be selected in the same way as text, making it easy to cut, copy, and paste them. </text:span></text:p>
      <text:p text:style-name="p6"><text:span>
          <draw:frame draw:name=":/images/logo32.png" svg:width="48pt" svg:height="24pt">
            <draw:image xlink:href="Pictures/Picture1"/>
          </draw:frame>
        </text:span><text:span text:style-name="c8"> Try to select this image by clicking and dragging over it with the mouse, or use the text cursor to select it by holding down Shift and using the arrow keys. You can then cut or copy it, and paste it into different parts of this document.</text:span></text:p>
      <text:p text:style-name="p6"><text:span text:style-name="c11">Tables</text:span></text:p>
      <text:p text:style-name="p6"><text:span text:style-name="c7">QTextEdit can arrange and format tables, supporting features such as row and column spans, text formatting within cells, and size constraints for columns. </text:span></text:p>
      <text:p text:style-name="p30"/>
      <text:p text:style-name="p30"/>
      <table:table>
        <table:table-column table:number-columns-repeated="4"/>
        <table:table-row>
          <table:table-cell table:style-name="T52">
            <text:p text:style-name="p53"><text:span text:style-name="c3"> </text:span></text:p>
          </table:table-cell>
          <table:table-cell table:style-name="T52">
            <text:p text:style-name="p53"><text:span text:style-name="c54">Development Tools </text:span></text:p>
          </table:table-cell>
          <table:table-cell table:style-name="T52">
            <text:p text:style-name="p53"><text:span text:style-name="c54">Programming Techniques </text:span></text:p>
          </table:table-cell>
          <table:table-cell table:style-name="T52">
            <text:p text:style-name="p53"><text:span text:style-name="c54">Graphical User Interfaces </text:span></text:p>
          </table:table-cell>
        </table:table-row>
        <table:table-row>
          <table:table-cell table:style-name="T52">
            <text:p text:style-name="p53"><text:span text:style-name="c54">9:00 - 11:00 </text:span></text:p>
          </table:table-cell>
          <table:table-cell table:number-columns-spanned="3" table:style-name="T58">
            <text:p text:style-name="p59"><text:span text:style-name="c3">Introduction to </text:span><text:span text:style-name="c60">Qt </text:span></text:p>
          </table:table-cell>
        </table:table-row>
        <table:table-row>
          <table:table-cell table:style-name="T52">
            <text:p text:style-name="p53"><text:span text:style-name="c54">11:00 - 13:00 </text:span></text:p>
          </table:table-cell>
          <table:table-cell table:style-name="T52">
            <text:p text:style-name="p53"><text:span text:style-name="c3">Using </text:span><text:span text:style-name="c60">qmake</text:span><text:span text:style-name="c3"> </text:span></text:p>
          </table:table-cell>
          <table:table-cell table:style-name="T52">
            <text:p text:style-name="p53"><text:span text:style-name="c3">Object-oriented Programming </text:span></text:p>
          </table:table-cell>
          <table:table-cell table:style-name="T52">
            <text:p text:style-name="p53"><text:span text:style-name="c3">Layouts in </text:span><text:span text:style-name="c60">Qt</text:span><text:span text:style-name="c3"> </text:span></text:p>
          </table:table-cell>
        </table:table-row>
        <table:table-row>
          <table:table-cell table:style-name="T52">
            <text:p text:style-name="p53"><text:span text:style-name="c54">13:00 - 15:00 </text:span></text:p>
          </table:table-cell>
          <table:table-cell table:style-name="T52">
            <text:p text:style-name="p53"><text:span text:style-name="c60">Qt Designer</text:span><text:span text:style-name="c3"> Tutorial </text:span></text:p>
          </table:table-cell>
          <table:table-cell table:number-rows-spanned="2" table:style-name="T64">
            <text:p text:style-name="p53"><text:span text:style-name="c3">Extreme Programming </text:span></text:p>
          </table:table-cell>
          <table:table-cell table:style-name="T52">
            <text:p text:style-name="p53"><text:span text:style-name="c3">Writing Custom Styles </text:span></text:p>
          </table:table-cell>
        </table:table-row>
        <table:table-row>
          <table:table-cell table:style-name="T52">
            <text:p text:style-name="p53"><text:span text:style-name="c54">15:00 - 17:00 </text:span></text:p>
          </table:table-cell>
          <table:table-cell table:style-name="T52">
            <text:p text:style-name="p53"><text:span text:style-name="c60">Qt Linguist</text:span><text:span text:style-name="c3"> and Internationalization </text:span></text:p>
          </table:table-cell>
          <table:table-cell table:style-name="T52">
            <text:p text:style-name="p50"/>
          </table:table-cell>
        </table:table-row>
      </table:table>
      <text:p text:style-name="p30"/>
      <text:p text:style-name="p30"/>
      <text:p text:style-name="p29"><text:span text:style-name="c8">Try adding text to the cells in the table and experiment with the alignment of the paragraphs.</text:span></text:p>
      <text:p text:style-name="p29"><text:span text:style-name="c11">Hyperlinks</text:span></text:p>
      <text:p text:style-name="p29"><text:span text:style-name="c7">QTextEdit is designed to support hyperlinks between documents, and this feature is used extensively in </text:span><text:span text:style-name="c8">Qt Assistant</text:span><text:span text:style-name="c7">. Hyperlinks are automatically created when an HTML file is imported into an editor. Since the rich text framework supports hyperlinks natively, they can also be created programatically.</text:span></text:p>
      <text:p text:style-name="p29"><text:span text:style-name="c11">Undo and Redo</text:span></text:p>
      <text:p text:style-name="p29"><text:span text:style-name="c7">Full support for undo and redo operations is built into QTextEdit and the underlying rich text framework. Operations on a document can be packaged together to make editing a more comfortable experience for the user.</text:span></text:p>
      <text:p text:style-name="p29"><text:span text:style-name="c8">Try making changes to this document and press Ctrl+Z to undo them. You can always recover <text:s/>the original contents of the document.</text:span><text:span text:style-name="c7"> </text:span></text:p>
    </office:text>
  </office:body>
</office:document-content>
</file>